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c1aa" officeooo:paragraph-rsid="0011c1aa"/>
    </style:style>
    <style:style style:name="P2" style:family="paragraph" style:parent-style-name="Standard">
      <style:text-properties officeooo:rsid="00135061" officeooo:paragraph-rsid="00135061"/>
    </style:style>
    <style:style style:name="P3" style:family="paragraph" style:parent-style-name="Standard">
      <style:text-properties officeooo:paragraph-rsid="00135061"/>
    </style:style>
    <style:style style:name="P4" style:family="paragraph" style:parent-style-name="Standard">
      <style:text-properties officeooo:paragraph-rsid="001e2b40"/>
    </style:style>
    <style:style style:name="P5" style:family="paragraph" style:parent-style-name="Heading_20_1">
      <style:paragraph-properties fo:text-align="center" style:justify-single-word="false"/>
    </style:style>
    <style:style style:name="P6" style:family="paragraph" style:parent-style-name="Heading_20_3">
      <style:text-properties style:font-name="Liberation Sans" fo:font-size="14.1000003814697pt" fo:font-weight="bold" officeooo:rsid="00135061" officeooo:paragraph-rsid="00135061" style:font-name-asian="Microsoft YaHei" style:font-size-asian="14.1000003814697pt" style:font-weight-asian="bold" style:font-name-complex="Arial" style:font-size-complex="14.1000003814697pt" style:font-weight-complex="bold"/>
    </style:style>
    <style:style style:name="T1" style:family="text">
      <style:text-properties officeooo:rsid="0011c1aa"/>
    </style:style>
    <style:style style:name="T2" style:family="text">
      <style:text-properties officeooo:rsid="00135061"/>
    </style:style>
    <style:style style:name="T3" style:family="text">
      <style:text-properties officeooo:rsid="00142704"/>
    </style:style>
    <style:style style:name="T4" style:family="text">
      <style:text-properties officeooo:rsid="0014fe84"/>
    </style:style>
    <style:style style:name="T5" style:family="text">
      <style:text-properties officeooo:rsid="001617de"/>
    </style:style>
    <style:style style:name="T6" style:family="text">
      <style:text-properties officeooo:rsid="001623bb"/>
    </style:style>
    <style:style style:name="T7" style:family="text">
      <style:text-properties officeooo:rsid="0017461f"/>
    </style:style>
    <style:style style:name="T8" style:family="text">
      <style:text-properties officeooo:rsid="0018abd1"/>
    </style:style>
    <style:style style:name="T9" style:family="text">
      <style:text-properties officeooo:rsid="0019879e"/>
    </style:style>
    <style:style style:name="T10" style:family="text">
      <style:text-properties officeooo:rsid="001cd726"/>
    </style:style>
    <style:style style:name="T11" style:family="text">
      <style:text-properties officeooo:rsid="001e2b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Essay on the book “Obstacle is the way”</text:h>
      <text:h text:style-name="P6" text:outline-level="3">Perception</text:h>
      <text:p text:style-name="Standard">I think I would like to start with saying that this book has a lot of great knowledge based on historical figures that describe a great deal about stoicism. It’s point about that the first thing that you can do, is to “see that which is preventing you from doing what you want to do <text:span text:style-name="T6">as</text:span><text:span text:style-name="T2"> th</text:span><text:span text:style-name="T6">e</text:span><text:span text:style-name="T2"> </text:span>objective thing <text:span text:style-name="T2">for what it </text:span>really is”, and not the subjective experience of it <text:span text:style-name="T6">blocking your way.</text:span></text:p>
      <text:p text:style-name="Text_20_body"/>
      <text:h text:style-name="Heading_20_3" text:outline-level="3">For example: </text:h>
      <text:p text:style-name="P3"><text:span text:style-name="T1">If you take the same path to work everyday, but on one day suddenly the road is blocked due to reconstruction. See it for what it really is. This event has nothing to do with you, even though it has </text:span><text:span text:style-name="T2">an </text:span><text:span text:style-name="T1">impact on you. Yes, you are suddenly faced with a challenge which you have to solve “What path can I take now that will take me to my work” </text:span><text:span text:style-name="T2">and </text:span><text:span text:style-name="T6">get </text:span><text:span text:style-name="T2">stressed </text:span><text:span text:style-name="T6">because</text:span><text:span text:style-name="T2"> “will I get there in time?” which might challenge your values of “being punctual” which then also challenge your ego which causes an uproar of emotion. B</text:span><text:span text:style-name="T1">ut it is not a challenge specifically designed to cause you inconvenience. Rather, objectively, other people are working to make the road better, </text:span><text:span text:style-name="T6">which is their goal, it just happened to intersect with your goal. A</text:span><text:span text:style-name="T1">nd this will impact your path, </text:span><text:span text:style-name="T2">and you, a human with a limited awareness of the world, could not for see this challenge on your path.</text:span></text:p>
      <text:p text:style-name="Text_20_body"/>
      <text:h text:style-name="Heading_20_3" text:outline-level="3">Action <text:span text:style-name="T2">and will</text:span></text:h>
      <text:p text:style-name="P4"><text:span text:style-name="T1">Second, his point on taking action and finding the </text:span><text:span text:style-name="T6">right</text:span><text:span text:style-name="T1"> will to put behind the action to make sure it is not only the right action but you will also see it through. Is something I would describe slightly different. The “will” as Ryan describes it is something that is quite abstract, we all feel it sometimes, but it is hard to put into words. </text:span><text:span text:style-name="T6">My description of will:</text:span><text:span text:style-name="T1"> “</text:span><text:span text:style-name="T10">Having</text:span><text:span text:style-name="T1"> an idea that </text:span><text:span text:style-name="T10">depends on</text:span><text:span text:style-name="T1"> your most fundamental values and believes”. Because I think that once that case is true, </text:span><text:span text:style-name="T10">and you can articulate them accurately</text:span><text:span text:style-name="T1">, nothing will hold you back. Though </text:span><text:span text:style-name="T7">if you are deprived</text:span><text:span text:style-name="T1"> </text:span><text:span text:style-name="T7">of </text:span><text:span text:style-name="T10">life’s</text:span><text:span text:style-name="T7"> many</text:span><text:span text:style-name="T1"> experience</text:span><text:span text:style-name="T7">s</text:span><text:span text:style-name="T1">, </text:span><text:span text:style-name="T11">you may</text:span><text:span text:style-name="T1"> seem like a person without a backbone, without a will. </text:span><text:span text:style-name="T11">Y</text:span><text:span text:style-name="T1">ou may not have refined values and believes which you can use to put behind ideas </text:span><text:span text:style-name="T11">a</text:span><text:span text:style-name="T1">nd so I think that reading, thinking and contemplation are fundamental to train your spirit, and thus build up a “will” as a consequence.</text:span></text:p>
      <text:p text:style-name="Standard"/>
      <text:p text:style-name="P1">And I think <text:span text:style-name="T7">that to have </text:span>grown up in a religious family that wishes to pass on the values and believes the religion uphold<text:span text:style-name="T7">s</text:span> is a good way to make sure that the next generation has a good foundation of values and believes to put behind action. And if many people share the same set of values and believes, cohesion and synergy should come forth. This is also the reason why having a “multicultural” or “multi religious” <text:span text:style-name="T2">country might be a bad idea if no bridges are created between these groups that uphold different sets of values and believes.</text:span></text:p>
      <text:p text:style-name="Text_20_body"/>
      <text:h text:style-name="Heading_20_3" text:outline-level="3">A different perspective</text:h>
      <text:p text:style-name="P2">But having read the whole book I would say that there is also a different way of describing the same idea the book is trying to explain. I think seeing things that block your path in and of itself is the wrong way of addressing that which is happening. Its the wrong paradigm.</text:p>
      <text:p text:style-name="Standard"/>
      <text:p text:style-name="P2">Let’s start off with that, describing the paradigm I extract from the book. You are a human, and a human needs to have goals. And upon setting out to accomplish your goals you are faced with <text:soft-page-break/>obstacles that will make it more difficult to accomplish your goal. Or in the way Ryan describes it: obstacles that block the path you are trying to walk towards your goal.</text:p>
      <text:p text:style-name="Standard"/>
      <text:p text:style-name="Standard">But this also kind of says that first of, the path you choose is the perfect solution, and by some random chance or “fate” things appear on your path that prevent you from reaching your goal.</text:p>
      <text:p text:style-name="Standard"/>
      <text:p text:style-name="Standard"><text:span text:style-name="T2">Let me start about the word “fate” first. </text:span><text:span text:style-name="T3">The definition of fate is: “the development of events outside a person's control, regarded as predetermined by a supernatural power.”. Or… you could see “fate” as this: “The world is a fast and complex object moving through time that is both in the physical plane as well as the ‘conceived’ mental/awareness plane. Everywhere in this world both cognitive and elemental entities are making goals and working towards them. And in doing so change the form of the world through time. Fate being that every single entity in this world only has a limited awareness of that world and is only confronted with events once they reach their awareness”.</text:span></text:p>
      <text:p text:style-name="Standard"/>
      <text:p text:style-name="Standard">In this definition you are one of the cognitive entities that is making plans and working towards them, but can only make steps for the limited knowledge of things within your awareness. This also says that you should not see yourself as a perfect being that can “plan out every step” but as a being that is “flawed” in the sense that you do not know everything. Once that is accepted and made fundamental you can see that every step that is coming your way that you did not plan for, was a step you did not realize was there on your way towards your goal.</text:p>
      <text:p text:style-name="Text_20_body"/>
      <text:h text:style-name="Heading_20_3" text:outline-level="3">For example:</text:h>
      <text:p text:style-name="Standard"><text:span text:style-name="T3">I am a software engineer and I am often confronted with the following scenario. Say I have a project </text:span><text:span text:style-name="T8">a</text:span><text:span text:style-name="T3">nd when planning out I discover steps A, B and C, </text:span><text:span text:style-name="T8">making D the goal</text:span><text:span text:style-name="T3">. Since A is close to my current point in time and space I made the correct assumptions and step A goes as planned. The same goes for step B which makes for good momentum in working towards goal D. But now I reach step C, step C being much further away in time and space from the starting point A and in doing so I had a much lower resolution chart of what was to come, and made a few wrong assumptions. When arriving </text:span><text:span text:style-name="T5">in such a scenario</text:span><text:span text:style-name="T3">, I usually get emotional. </text:span><text:span text:style-name="T8">Getting </text:span><text:span text:style-name="T3">frustrat</text:span><text:span text:style-name="T8">ed</text:span><text:span text:style-name="T3"> or </text:span><text:span text:style-name="T8">angry </text:span><text:span text:style-name="T3">with thoughts like “</text:span><text:span text:style-name="T4">my previous steps were all good, so this one must be good too” or “I am so close, just push through </text:span><text:span text:style-name="T8">and make step C work</text:span><text:span text:style-name="T4">”.</text:span></text:p>
      <text:p text:style-name="Standard"/>
      <text:p text:style-name="Standard"><text:span text:style-name="T5">But that is me holding on to the believe that “my plan was perfect” by staying in the “acting” phase of the project, and not shifting back to the “planning” phase, </text:span><text:span text:style-name="T8">because doing so says</text:span><text:span text:style-name="T5"> that my initial plan has to be updated to be effective with the current (newly gained) knowledge.</text:span></text:p>
      <text:p text:style-name="Standard"/>
      <text:p text:style-name="Standard"><text:span text:style-name="T5">If it is part of </text:span><text:span text:style-name="T8">your</text:span><text:span text:style-name="T5"> fundamental believes that the goal is always at the end of a series of steps, but the series of steps are at best a prediction, open to renewal along the way. Then what would have happened in the previously described scenario was the following: I feel emotions that </text:span><text:span text:style-name="T9">say that</text:span><text:span text:style-name="T5"> the planned step does not match the situation in front of me. So I need to redefine </text:span><text:span text:style-name="T9">the plan</text:span><text:span text:style-name="T5"> </text:span><text:span text:style-name="T9">by updating, removing or</text:span><text:span text:style-name="T5"> add</text:span><text:span text:style-name="T9">ing</text:span><text:span text:style-name="T5"> steps. Maybe, C was not C, and D was not D. Maybe, C and D were D and E and a new step C </text:span><text:span text:style-name="T9">should be</text:span><text:span text:style-name="T5"> added to the chain. A step I could not see when I was planning.</text:span></text:p>
      <text:p text:style-name="Standard"/>
      <text:p text:style-name="Standard">This is what I think is the best way to handle anything along the way towards your goal, what ever happens that is unexpected, is simply that, unexpected. And it was along your path towards your goal all along, you just <text:span text:style-name="T9">were not aware of it ye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5T14:57:31.548000000</meta:creation-date>
    <dc:date>2021-01-15T21:35:28.864000000</dc:date>
    <meta:editing-duration>PT1H39M47S</meta:editing-duration>
    <meta:editing-cycles>5</meta:editing-cycles>
    <meta:generator>LibreOffice/7.0.1.2$Windows_X86_64 LibreOffice_project/7cbcfc562f6eb6708b5ff7d7397325de9e764452</meta:generator>
    <meta:document-statistic meta:table-count="0" meta:image-count="0" meta:object-count="0" meta:page-count="2" meta:paragraph-count="19" meta:word-count="1271" meta:character-count="6791" meta:non-whitespace-character-count="5538"/>
  </office:meta>
</office:document-meta>
</file>